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170mm" table:align="margins" style:writing-mode="lr-tb"/>
    </style:style>
    <style:style style:name="Table36.A" style:family="table-column">
      <style:table-column-properties style:column-width="170mm" style:rel-column-width="65535*"/>
    </style:style>
    <style:style style:name="Table36.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3" style:family="table">
      <style:table-properties style:width="170mm" table:align="margins" style:writing-mode="lr-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7" style:family="paragraph" style:parent-style-name="Standard">
      <style:paragraph-properties fo:margin-left="0mm" fo:margin-right="0mm" fo:text-align="justify" style:justify-single-word="false" fo:text-indent="0mm" style:auto-text-indent="false" style:writing-mode="lr-tb"/>
    </style:style>
    <style:style style:name="P8"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paragraph-properties fo:margin-left="0mm" fo:margin-right="0mm" fo:text-align="justify" style:justify-single-word="false" fo:text-indent="0mm" style:auto-text-indent="false" style:writing-mode="lr-tb"/>
      <style:text-properties style:font-name="FreeMono" fo:font-size="10pt" style:font-size-asian="10pt" style:font-size-complex="10pt"/>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5"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۷- تنظیمات سخت‌افزارها</text:p>
      <text:p text:style-name="P1"/>
      <text:p text:style-name="P1"/>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این سیستم‌عامل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6">root@debian:~# mount</text:p>
            <text:p text:style-name="P6">/dev/sda1 on / type ext3 (rw,errors=remount-ro)</text:p>
            <text:p text:style-name="P6">...</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دوباره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IDE با نام‌های hd نام‌گذاری می‌شوند. اولین هارددیسک شناخته شده در سیستم با پسوند a، دومین با پسوند b و بقیه‌ی هاردیسک به ترتیب با دیگر حروف الفبای انگلیسی شناخته می‌شوند.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9">root@debian:~# ls -la /dev/sda*</text:p>
            <text:p text:style-name="P6">brw-rw---- 1 root disk 8, 0 Jul 26 20:29 /dev/sda </text:p>
            <text:p text:style-name="P6">brw-rw---- 1 root disk 8, 1 Jul 26 20:29 /dev/sda1 </text:p>
            <text:p text:style-name="P6">brw-rw---- 1 root disk 8, 2 Jul 26 20:29 /dev/sda2 </text:p>
            <text:p text:style-name="P6">brw-rw---- 1 root disk 8, 5 Jul 26 20:29 /dev/sda5</text:p>
          </table:table-cell>
        </table:table-row>
      </table:table>
      <text:p text:style-name="P1">همان‌طور که مشاهده می‌کنید، فایل‌های زیر از نوع block-device هستند که با کاراکتر اول <text:s/>b مشخص شده‌اند. فایل‌های block-device در هنگام اتصال دستگاه‌های ذخیره‌سازی جدید به سیستم ساخته می‌شوند و قابلیت mount را دارند. دلیل این نام‌گذاری شیوه‌ی خواندن داده‌ها از دستگاه‌های ذخیره‌سازی در این سیستم‌عامل است که به شیوه‌ی خواندن داده‌ها به‌صورت بلوک‌هایی با اندازه‌های مشخص (block size) اشاره دارد. نوع دیگری از دستگاه‌ها هم با نام character-device وجود دارد که شیوه‌ی خواندن اطلاعات <text:soft-page-break/>از آن‌ها به‌صورت کاراکتری (مانند کیبورد) است و با کاراکتر اول <text:s/>c مشخص می‌شو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6">root@debian:~# cd /media</text:p>
            <text:p text:style-name="P6">root@debian:/media# mkdir mydisk</text:p>
            <text:p text:style-name="P6">root@debian:/media# mount /dev/sda2 mydisk</text:p>
            <text:p text:style-name="P6">root@debian:/media# ls mydisk</text:p>
            <text:p text:style-name="P6">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6">root@debian:/media# umount mydisk</text:p>
            <text:p text:style-name="P6">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موجود است،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روی دکمه‌ی <text:s/>Authenticate کلیک کنید. به خاطر داشته باشید که باید چاپگر به سیستم متصل،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text:soft-page-break/>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آنرا X Window System یا X11 نیز می‌گویند، به سیستم و پروتکلی<text:note text:id="ftn3" text:note-class="footnote"><text:note-citation>3</text:note-citation><text:note-body><text:p text:style-name="Footnote">Protocol</text:p></text:note-body></text:note> گفته می‌شود که وظیفه‌ی فراهم آوردن پایه و اساس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نیز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د. مهم‌ترین فایل در این دایرکتوری، فایل xorg.conf است که تنظیمات اصلی را شامل می‌شود. این فایل در هنگام نصب سیستم‌عامل دبیان گنو/لینوکس با شناسایی مشخصات سیستم، خودکار تولید و در این مسیر ذخیره می‌شود. اگر خواستید تنظیمات پیش‌فرض را تغییر <text:soft-page-break/>دهید نیاز به تغییر این فایل دارید مانند هنگامی که درایور کارت گرافیکی خود را نصب می‌کن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Xfce ،KDE و … را شامل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های گرافیک <text:s/>ATi و AMD باید درایور مورد نظر کارت گرافیک خود را از وب‌سایت شرکت AMD دانلود کنید. سپس از منوی Applications → Accessories گزینه‌ی Root Terminal را انتخاب کنید. با استفاده از دستور cd وارد دایرکتوری فایلِ درایور ش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6">root@debian:/home/user1/Downloads# <text:span text:style-name="T3">./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boot کنید.</text:p>
      <text:p text:style-name="P1"/>
      <text:p text:style-name="P4">۵-۷- نصب درایور کارت‌های گرافیکی <text:s/>Nvidia</text:p>
      <text:p text:style-name="P1">برای نصب درایور کارت گرافیک‌های 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فایلِ درایور ش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7"><text:span text:style-name="T4">root@debian:/home/user1/Download</text:span><text:span text:style-name="T4">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7"><text:span text:style-name="T4">root@debian:/home/user1/Downloa</text:span><text:span text:style-name="T4">ds# ./</text:span><text:span text:style-name="T5">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boo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7"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ترتیب نامگذاری می‌شود. کارت شبکه‌ی loopback، با lo نامگذاری شده است و اتصال‌های شبکه PPP با نام‌های ppp0، <text:soft-page-break/>ppp1 و … نامگذاری می‌شود. کارت شبکه‌های بی‌سیم<text:note text:id="ftn8"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7"><text:span text:style-name="T4">root@debian:~</text:span><text:span text:style-name="T4">#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9"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زیرا اگر به خاطر داشته باشید، تنها کاربر ریشه به تنظیمات شبکه دسترسی دارد. پس از وارد کردن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8T01:08:59</dc:date>
    <dc:creator>Mostafa Moradian</dc:creator>
    <meta:editing-duration>P1DT10H43M2S</meta:editing-duration>
    <meta:editing-cycles>1695</meta:editing-cycles>
    <meta:generator>LibreOffice/3.3$Linux LibreOffice_project/330m19$Build-202</meta:generator>
    <meta:document-statistic meta:table-count="8" meta:image-count="0" meta:object-count="0" meta:page-count="5" meta:paragraph-count="66" meta:word-count="2443" meta:character-count="12758"/>
  </office:meta>
</office:document-meta>
</file>